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00B0F0"/>
    </style:style>
    <style:style style:name="ce5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1.164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5" table:default-cell-style-name="ce1"/>
        <table:table-column table:style-name="co2" table:number-columns-repeated="16319" table:default-cell-style-name="ce1"/>
        <table:table-row table:style-name="ro1"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grass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nothing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40" table:style-name="ce1"/>
        </table:table-row>
        <table:table-row table:style-name="ro1"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nd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haracter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ter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obstraction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</text:p>
          </table:table-cell>
          <table:table-cell table:number-columns-repeated="1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onster</text:p>
          </table:table-cell>
          <table:table-cell table:number-columns-repeated="16347" table:style-name="ce1"/>
        </table:table-row>
        <table:table-row table:style-name="ro1">
          <table:table-cell table:number-columns-repeated="35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target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3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3"/>
          <table:table-cell office:value-type="string" table:style-name="ce3">
            <text:p>C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3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F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table:number-columns-repeated="4" table:style-name="ce3"/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2" table:style-name="ce2"/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M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2"/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</text:p>
          </table:table-cell>
          <table:table-cell office:value-type="string" table:style-name="ce2">
            <text:p>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style-name="ro1"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grass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nothing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40" table:style-name="ce1"/>
        </table:table-row>
        <table:table-row table:style-name="ro1"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nd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haracter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ter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obstraction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</text:p>
          </table:table-cell>
          <table:table-cell table:number-columns-repeated="1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onster</text:p>
          </table:table-cell>
          <table:table-cell table:number-columns-repeated="16347" table:style-name="ce1"/>
        </table:table-row>
        <table:table-row table:style-name="ro1">
          <table:table-cell table:number-columns-repeated="35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target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37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3"/>
          <table:table-cell office:value-type="string" table:style-name="ce3">
            <text:p>C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formula="of:=IF([.B7]=&quot;&quot;;0;IF([.B7]=&quot;F&quot;;2;IF([.B7]=&quot;M&quot;;3;IF([.B7]=&quot;C&quot;;0;IF([.B7]=&quot;L&quot;;5;IF([.B7]=&quot;H&quot;;4;0))))))" table:style-name="ce2">
            <text:p>0</text:p>
          </table:table-cell>
          <table:table-cell office:value-type="float" office:value="0" table:formula="of:=IF([.C7]=&quot;&quot;;0;IF([.C7]=&quot;F&quot;;2;IF([.C7]=&quot;M&quot;;3;IF([.C7]=&quot;C&quot;;0;IF([.C7]=&quot;L&quot;;5;IF([.C7]=&quot;H&quot;;4;0))))))" table:style-name="ce2">
            <text:p>0</text:p>
          </table:table-cell>
          <table:table-cell office:value-type="float" office:value="2" table:formula="of:=IF([.D7]=&quot;&quot;;0;IF([.D7]=&quot;F&quot;;2;IF([.D7]=&quot;M&quot;;3;IF([.D7]=&quot;C&quot;;0;IF([.D7]=&quot;L&quot;;5;IF([.D7]=&quot;H&quot;;4;0))))))" table:style-name="ce2">
            <text:p>2</text:p>
          </table:table-cell>
          <table:table-cell office:value-type="float" office:value="0" table:formula="of:=IF([.E7]=&quot;&quot;;0;IF([.E7]=&quot;F&quot;;2;IF([.E7]=&quot;M&quot;;3;IF([.E7]=&quot;C&quot;;0;IF([.E7]=&quot;L&quot;;5;IF([.E7]=&quot;H&quot;;4;0))))))" table:style-name="ce2">
            <text:p>0</text:p>
          </table:table-cell>
          <table:table-cell office:value-type="float" office:value="0" table:formula="of:=IF([.F7]=&quot;&quot;;0;IF([.F7]=&quot;F&quot;;2;IF([.F7]=&quot;M&quot;;3;IF([.F7]=&quot;C&quot;;0;IF([.F7]=&quot;L&quot;;5;IF([.F7]=&quot;H&quot;;4;0))))))" table:style-name="ce2">
            <text:p>0</text:p>
          </table:table-cell>
          <table:table-cell office:value-type="float" office:value="2" table:formula="of:=IF([.G7]=&quot;&quot;;0;IF([.G7]=&quot;F&quot;;2;IF([.G7]=&quot;M&quot;;3;IF([.G7]=&quot;C&quot;;0;IF([.G7]=&quot;L&quot;;5;IF([.G7]=&quot;H&quot;;4;0))))))" table:style-name="ce2">
            <text:p>2</text:p>
          </table:table-cell>
          <table:table-cell office:value-type="float" office:value="0" table:formula="of:=IF([.H7]=&quot;&quot;;0;IF([.H7]=&quot;F&quot;;2;IF([.H7]=&quot;M&quot;;3;IF([.H7]=&quot;C&quot;;0;IF([.H7]=&quot;L&quot;;5;IF([.H7]=&quot;H&quot;;4;0))))))" table:style-name="ce2">
            <text:p>0</text:p>
          </table:table-cell>
          <table:table-cell office:value-type="float" office:value="0" table:formula="of:=IF([.I7]=&quot;&quot;;0;IF([.I7]=&quot;F&quot;;2;IF([.I7]=&quot;M&quot;;3;IF([.I7]=&quot;C&quot;;0;IF([.I7]=&quot;L&quot;;5;IF([.I7]=&quot;H&quot;;4;0))))))" table:style-name="ce2">
            <text:p>0</text:p>
          </table:table-cell>
          <table:table-cell office:value-type="float" office:value="0" table:formula="of:=IF([.J7]=&quot;&quot;;0;IF([.J7]=&quot;F&quot;;2;IF([.J7]=&quot;M&quot;;3;IF([.J7]=&quot;C&quot;;0;IF([.J7]=&quot;L&quot;;5;IF([.J7]=&quot;H&quot;;4;0))))))" table:style-name="ce2">
            <text:p>0</text:p>
          </table:table-cell>
          <table:table-cell office:value-type="float" office:value="0" table:formula="of:=IF([.K7]=&quot;&quot;;0;IF([.K7]=&quot;F&quot;;2;IF([.K7]=&quot;M&quot;;3;IF([.K7]=&quot;C&quot;;0;IF([.K7]=&quot;L&quot;;5;IF([.K7]=&quot;H&quot;;4;0))))))" table:style-name="ce2">
            <text:p>0</text:p>
          </table:table-cell>
          <table:table-cell office:value-type="float" office:value="2" table:formula="of:=IF([.L7]=&quot;&quot;;0;IF([.L7]=&quot;F&quot;;2;IF([.L7]=&quot;M&quot;;3;IF([.L7]=&quot;C&quot;;0;IF([.L7]=&quot;L&quot;;5;IF([.L7]=&quot;H&quot;;4;0))))))" table:style-name="ce2">
            <text:p>2</text:p>
          </table:table-cell>
          <table:table-cell office:value-type="float" office:value="2" table:formula="of:=IF([.M7]=&quot;&quot;;0;IF([.M7]=&quot;F&quot;;2;IF([.M7]=&quot;M&quot;;3;IF([.M7]=&quot;C&quot;;0;IF([.M7]=&quot;L&quot;;5;IF([.M7]=&quot;H&quot;;4;0))))))" table:style-name="ce2">
            <text:p>2</text:p>
          </table:table-cell>
          <table:table-cell table:number-columns-repeated="16337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" table:formula="of:=IF([.B8]=&quot;&quot;;0;IF([.B8]=&quot;F&quot;;2;IF([.B8]=&quot;M&quot;;3;IF([.B8]=&quot;C&quot;;0;IF([.B8]=&quot;L&quot;;5;IF([.B8]=&quot;H&quot;;4;0))))))" table:style-name="ce2">
            <text:p>0</text:p>
          </table:table-cell>
          <table:table-cell office:value-type="float" office:value="0" table:formula="of:=IF([.C8]=&quot;&quot;;0;IF([.C8]=&quot;F&quot;;2;IF([.C8]=&quot;M&quot;;3;IF([.C8]=&quot;C&quot;;0;IF([.C8]=&quot;L&quot;;5;IF([.C8]=&quot;H&quot;;4;0))))))" table:style-name="ce2">
            <text:p>0</text:p>
          </table:table-cell>
          <table:table-cell office:value-type="float" office:value="0" table:formula="of:=IF([.D8]=&quot;&quot;;0;IF([.D8]=&quot;F&quot;;2;IF([.D8]=&quot;M&quot;;3;IF([.D8]=&quot;C&quot;;0;IF([.D8]=&quot;L&quot;;5;IF([.D8]=&quot;H&quot;;4;0))))))" table:style-name="ce2">
            <text:p>0</text:p>
          </table:table-cell>
          <table:table-cell office:value-type="float" office:value="2" table:formula="of:=IF([.E8]=&quot;&quot;;0;IF([.E8]=&quot;F&quot;;2;IF([.E8]=&quot;M&quot;;3;IF([.E8]=&quot;C&quot;;0;IF([.E8]=&quot;L&quot;;5;IF([.E8]=&quot;H&quot;;4;0))))))" table:style-name="ce2">
            <text:p>2</text:p>
          </table:table-cell>
          <table:table-cell office:value-type="float" office:value="0" table:formula="of:=IF([.F8]=&quot;&quot;;0;IF([.F8]=&quot;F&quot;;2;IF([.F8]=&quot;M&quot;;3;IF([.F8]=&quot;C&quot;;0;IF([.F8]=&quot;L&quot;;5;IF([.F8]=&quot;H&quot;;4;0))))))" table:style-name="ce2">
            <text:p>0</text:p>
          </table:table-cell>
          <table:table-cell office:value-type="float" office:value="3" table:formula="of:=IF([.G8]=&quot;&quot;;0;IF([.G8]=&quot;F&quot;;2;IF([.G8]=&quot;M&quot;;3;IF([.G8]=&quot;C&quot;;0;IF([.G8]=&quot;L&quot;;5;IF([.G8]=&quot;H&quot;;4;0))))))" table:style-name="ce2">
            <text:p>3</text:p>
          </table:table-cell>
          <table:table-cell office:value-type="float" office:value="0" table:formula="of:=IF([.H8]=&quot;&quot;;0;IF([.H8]=&quot;F&quot;;2;IF([.H8]=&quot;M&quot;;3;IF([.H8]=&quot;C&quot;;0;IF([.H8]=&quot;L&quot;;5;IF([.H8]=&quot;H&quot;;4;0))))))" table:style-name="ce2">
            <text:p>0</text:p>
          </table:table-cell>
          <table:table-cell office:value-type="float" office:value="5" table:formula="of:=IF([.I8]=&quot;&quot;;0;IF([.I8]=&quot;F&quot;;2;IF([.I8]=&quot;M&quot;;3;IF([.I8]=&quot;C&quot;;0;IF([.I8]=&quot;L&quot;;5;IF([.I8]=&quot;H&quot;;4;0))))))" table:style-name="ce2">
            <text:p>5</text:p>
          </table:table-cell>
          <table:table-cell office:value-type="float" office:value="5" table:formula="of:=IF([.J8]=&quot;&quot;;0;IF([.J8]=&quot;F&quot;;2;IF([.J8]=&quot;M&quot;;3;IF([.J8]=&quot;C&quot;;0;IF([.J8]=&quot;L&quot;;5;IF([.J8]=&quot;H&quot;;4;0))))))" table:style-name="ce2">
            <text:p>5</text:p>
          </table:table-cell>
          <table:table-cell office:value-type="float" office:value="0" table:formula="of:=IF([.K8]=&quot;&quot;;0;IF([.K8]=&quot;F&quot;;2;IF([.K8]=&quot;M&quot;;3;IF([.K8]=&quot;C&quot;;0;IF([.K8]=&quot;L&quot;;5;IF([.K8]=&quot;H&quot;;4;0))))))" table:style-name="ce2">
            <text:p>0</text:p>
          </table:table-cell>
          <table:table-cell office:value-type="float" office:value="2" table:formula="of:=IF([.L8]=&quot;&quot;;0;IF([.L8]=&quot;F&quot;;2;IF([.L8]=&quot;M&quot;;3;IF([.L8]=&quot;C&quot;;0;IF([.L8]=&quot;L&quot;;5;IF([.L8]=&quot;H&quot;;4;0))))))" table:style-name="ce2">
            <text:p>2</text:p>
          </table:table-cell>
          <table:table-cell office:value-type="float" office:value="2" table:formula="of:=IF([.M8]=&quot;&quot;;0;IF([.M8]=&quot;F&quot;;2;IF([.M8]=&quot;M&quot;;3;IF([.M8]=&quot;C&quot;;0;IF([.M8]=&quot;L&quot;;5;IF([.M8]=&quot;H&quot;;4;0))))))" table:style-name="ce2">
            <text:p>2</text:p>
          </table:table-cell>
          <table:table-cell table:number-columns-repeated="1633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F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2" table:formula="of:=IF([.B9]=&quot;&quot;;0;IF([.B9]=&quot;F&quot;;2;IF([.B9]=&quot;M&quot;;3;IF([.B9]=&quot;C&quot;;0;IF([.B9]=&quot;L&quot;;5;IF([.B9]=&quot;H&quot;;4;0))))))" table:style-name="ce2">
            <text:p>2</text:p>
          </table:table-cell>
          <table:table-cell office:value-type="float" office:value="0" table:formula="of:=IF([.C9]=&quot;&quot;;0;IF([.C9]=&quot;F&quot;;2;IF([.C9]=&quot;M&quot;;3;IF([.C9]=&quot;C&quot;;0;IF([.C9]=&quot;L&quot;;5;IF([.C9]=&quot;H&quot;;4;0))))))" table:style-name="ce2">
            <text:p>0</text:p>
          </table:table-cell>
          <table:table-cell office:value-type="float" office:value="0" table:formula="of:=IF([.D9]=&quot;&quot;;0;IF([.D9]=&quot;F&quot;;2;IF([.D9]=&quot;M&quot;;3;IF([.D9]=&quot;C&quot;;0;IF([.D9]=&quot;L&quot;;5;IF([.D9]=&quot;H&quot;;4;0))))))" table:style-name="ce2">
            <text:p>0</text:p>
          </table:table-cell>
          <table:table-cell office:value-type="float" office:value="0" table:formula="of:=IF([.E9]=&quot;&quot;;0;IF([.E9]=&quot;F&quot;;2;IF([.E9]=&quot;M&quot;;3;IF([.E9]=&quot;C&quot;;0;IF([.E9]=&quot;L&quot;;5;IF([.E9]=&quot;H&quot;;4;0))))))" table:style-name="ce2">
            <text:p>0</text:p>
          </table:table-cell>
          <table:table-cell office:value-type="float" office:value="0" table:formula="of:=IF([.F9]=&quot;&quot;;0;IF([.F9]=&quot;F&quot;;2;IF([.F9]=&quot;M&quot;;3;IF([.F9]=&quot;C&quot;;0;IF([.F9]=&quot;L&quot;;5;IF([.F9]=&quot;H&quot;;4;0))))))" table:style-name="ce2">
            <text:p>0</text:p>
          </table:table-cell>
          <table:table-cell office:value-type="float" office:value="2" table:formula="of:=IF([.G9]=&quot;&quot;;0;IF([.G9]=&quot;F&quot;;2;IF([.G9]=&quot;M&quot;;3;IF([.G9]=&quot;C&quot;;0;IF([.G9]=&quot;L&quot;;5;IF([.G9]=&quot;H&quot;;4;0))))))" table:style-name="ce2">
            <text:p>2</text:p>
          </table:table-cell>
          <table:table-cell office:value-type="float" office:value="0" table:formula="of:=IF([.H9]=&quot;&quot;;0;IF([.H9]=&quot;F&quot;;2;IF([.H9]=&quot;M&quot;;3;IF([.H9]=&quot;C&quot;;0;IF([.H9]=&quot;L&quot;;5;IF([.H9]=&quot;H&quot;;4;0))))))" table:style-name="ce2">
            <text:p>0</text:p>
          </table:table-cell>
          <table:table-cell office:value-type="float" office:value="5" table:formula="of:=IF([.I9]=&quot;&quot;;0;IF([.I9]=&quot;F&quot;;2;IF([.I9]=&quot;M&quot;;3;IF([.I9]=&quot;C&quot;;0;IF([.I9]=&quot;L&quot;;5;IF([.I9]=&quot;H&quot;;4;0))))))" table:style-name="ce2">
            <text:p>5</text:p>
          </table:table-cell>
          <table:table-cell office:value-type="float" office:value="5" table:formula="of:=IF([.J9]=&quot;&quot;;0;IF([.J9]=&quot;F&quot;;2;IF([.J9]=&quot;M&quot;;3;IF([.J9]=&quot;C&quot;;0;IF([.J9]=&quot;L&quot;;5;IF([.J9]=&quot;H&quot;;4;0))))))" table:style-name="ce2">
            <text:p>5</text:p>
          </table:table-cell>
          <table:table-cell office:value-type="float" office:value="0" table:formula="of:=IF([.K9]=&quot;&quot;;0;IF([.K9]=&quot;F&quot;;2;IF([.K9]=&quot;M&quot;;3;IF([.K9]=&quot;C&quot;;0;IF([.K9]=&quot;L&quot;;5;IF([.K9]=&quot;H&quot;;4;0))))))" table:style-name="ce2">
            <text:p>0</text:p>
          </table:table-cell>
          <table:table-cell office:value-type="float" office:value="2" table:formula="of:=IF([.L9]=&quot;&quot;;0;IF([.L9]=&quot;F&quot;;2;IF([.L9]=&quot;M&quot;;3;IF([.L9]=&quot;C&quot;;0;IF([.L9]=&quot;L&quot;;5;IF([.L9]=&quot;H&quot;;4;0))))))" table:style-name="ce2">
            <text:p>2</text:p>
          </table:table-cell>
          <table:table-cell office:value-type="float" office:value="2" table:formula="of:=IF([.M9]=&quot;&quot;;0;IF([.M9]=&quot;F&quot;;2;IF([.M9]=&quot;M&quot;;3;IF([.M9]=&quot;C&quot;;0;IF([.M9]=&quot;L&quot;;5;IF([.M9]=&quot;H&quot;;4;0))))))" table:style-name="ce2">
            <text:p>2</text:p>
          </table:table-cell>
          <table:table-cell table:number-columns-repeated="16337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table:number-columns-repeated="4" table:style-name="ce3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0" table:formula="of:=IF([.B10]=&quot;&quot;;0;IF([.B10]=&quot;F&quot;;2;IF([.B10]=&quot;M&quot;;3;IF([.B10]=&quot;C&quot;;0;IF([.B10]=&quot;L&quot;;5;IF([.B10]=&quot;H&quot;;4;0))))))" table:style-name="ce2">
            <text:p>0</text:p>
          </table:table-cell>
          <table:table-cell office:value-type="float" office:value="2" table:formula="of:=IF([.C10]=&quot;&quot;;0;IF([.C10]=&quot;F&quot;;2;IF([.C10]=&quot;M&quot;;3;IF([.C10]=&quot;C&quot;;0;IF([.C10]=&quot;L&quot;;5;IF([.C10]=&quot;H&quot;;4;0))))))" table:style-name="ce2">
            <text:p>2</text:p>
          </table:table-cell>
          <table:table-cell office:value-type="float" office:value="0" table:formula="of:=IF([.D10]=&quot;&quot;;0;IF([.D10]=&quot;F&quot;;2;IF([.D10]=&quot;M&quot;;3;IF([.D10]=&quot;C&quot;;0;IF([.D10]=&quot;L&quot;;5;IF([.D10]=&quot;H&quot;;4;0))))))" table:style-name="ce2">
            <text:p>0</text:p>
          </table:table-cell>
          <table:table-cell office:value-type="float" office:value="0" table:formula="of:=IF([.E10]=&quot;&quot;;0;IF([.E10]=&quot;F&quot;;2;IF([.E10]=&quot;M&quot;;3;IF([.E10]=&quot;C&quot;;0;IF([.E10]=&quot;L&quot;;5;IF([.E10]=&quot;H&quot;;4;0))))))" table:style-name="ce2">
            <text:p>0</text:p>
          </table:table-cell>
          <table:table-cell office:value-type="float" office:value="2" table:formula="of:=IF([.F10]=&quot;&quot;;0;IF([.F10]=&quot;F&quot;;2;IF([.F10]=&quot;M&quot;;3;IF([.F10]=&quot;C&quot;;0;IF([.F10]=&quot;L&quot;;5;IF([.F10]=&quot;H&quot;;4;0))))))" table:style-name="ce2">
            <text:p>2</text:p>
          </table:table-cell>
          <table:table-cell office:value-type="float" office:value="0" table:formula="of:=IF([.G10]=&quot;&quot;;0;IF([.G10]=&quot;F&quot;;2;IF([.G10]=&quot;M&quot;;3;IF([.G10]=&quot;C&quot;;0;IF([.G10]=&quot;L&quot;;5;IF([.G10]=&quot;H&quot;;4;0))))))" table:style-name="ce2">
            <text:p>0</text:p>
          </table:table-cell>
          <table:table-cell office:value-type="float" office:value="0" table:formula="of:=IF([.H10]=&quot;&quot;;0;IF([.H10]=&quot;F&quot;;2;IF([.H10]=&quot;M&quot;;3;IF([.H10]=&quot;C&quot;;0;IF([.H10]=&quot;L&quot;;5;IF([.H10]=&quot;H&quot;;4;0))))))" table:style-name="ce2">
            <text:p>0</text:p>
          </table:table-cell>
          <table:table-cell office:value-type="float" office:value="0" table:formula="of:=IF([.I10]=&quot;&quot;;0;IF([.I10]=&quot;F&quot;;2;IF([.I10]=&quot;M&quot;;3;IF([.I10]=&quot;C&quot;;0;IF([.I10]=&quot;L&quot;;5;IF([.I10]=&quot;H&quot;;4;0))))))" table:style-name="ce2">
            <text:p>0</text:p>
          </table:table-cell>
          <table:table-cell office:value-type="float" office:value="0" table:formula="of:=IF([.J10]=&quot;&quot;;0;IF([.J10]=&quot;F&quot;;2;IF([.J10]=&quot;M&quot;;3;IF([.J10]=&quot;C&quot;;0;IF([.J10]=&quot;L&quot;;5;IF([.J10]=&quot;H&quot;;4;0))))))" table:style-name="ce2">
            <text:p>0</text:p>
          </table:table-cell>
          <table:table-cell office:value-type="float" office:value="0" table:formula="of:=IF([.K10]=&quot;&quot;;0;IF([.K10]=&quot;F&quot;;2;IF([.K10]=&quot;M&quot;;3;IF([.K10]=&quot;C&quot;;0;IF([.K10]=&quot;L&quot;;5;IF([.K10]=&quot;H&quot;;4;0))))))" table:style-name="ce2">
            <text:p>0</text:p>
          </table:table-cell>
          <table:table-cell office:value-type="float" office:value="2" table:formula="of:=IF([.L10]=&quot;&quot;;0;IF([.L10]=&quot;F&quot;;2;IF([.L10]=&quot;M&quot;;3;IF([.L10]=&quot;C&quot;;0;IF([.L10]=&quot;L&quot;;5;IF([.L10]=&quot;H&quot;;4;0))))))" table:style-name="ce2">
            <text:p>2</text:p>
          </table:table-cell>
          <table:table-cell office:value-type="float" office:value="2" table:formula="of:=IF([.M10]=&quot;&quot;;0;IF([.M10]=&quot;F&quot;;2;IF([.M10]=&quot;M&quot;;3;IF([.M10]=&quot;C&quot;;0;IF([.M10]=&quot;L&quot;;5;IF([.M10]=&quot;H&quot;;4;0))))))" table:style-name="ce2">
            <text:p>2</text:p>
          </table:table-cell>
          <table:table-cell table:number-columns-repeated="16337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" table:formula="of:=IF([.B11]=&quot;&quot;;0;IF([.B11]=&quot;F&quot;;2;IF([.B11]=&quot;M&quot;;3;IF([.B11]=&quot;C&quot;;0;IF([.B11]=&quot;L&quot;;5;IF([.B11]=&quot;H&quot;;4;0))))))" table:style-name="ce2">
            <text:p>0</text:p>
          </table:table-cell>
          <table:table-cell office:value-type="float" office:value="0" table:formula="of:=IF([.C11]=&quot;&quot;;0;IF([.C11]=&quot;F&quot;;2;IF([.C11]=&quot;M&quot;;3;IF([.C11]=&quot;C&quot;;0;IF([.C11]=&quot;L&quot;;5;IF([.C11]=&quot;H&quot;;4;0))))))" table:style-name="ce2">
            <text:p>0</text:p>
          </table:table-cell>
          <table:table-cell office:value-type="float" office:value="0" table:formula="of:=IF([.D11]=&quot;&quot;;0;IF([.D11]=&quot;F&quot;;2;IF([.D11]=&quot;M&quot;;3;IF([.D11]=&quot;C&quot;;0;IF([.D11]=&quot;L&quot;;5;IF([.D11]=&quot;H&quot;;4;0))))))" table:style-name="ce2">
            <text:p>0</text:p>
          </table:table-cell>
          <table:table-cell office:value-type="float" office:value="0" table:formula="of:=IF([.E11]=&quot;&quot;;0;IF([.E11]=&quot;F&quot;;2;IF([.E11]=&quot;M&quot;;3;IF([.E11]=&quot;C&quot;;0;IF([.E11]=&quot;L&quot;;5;IF([.E11]=&quot;H&quot;;4;0))))))" table:style-name="ce2">
            <text:p>0</text:p>
          </table:table-cell>
          <table:table-cell office:value-type="float" office:value="0" table:formula="of:=IF([.F11]=&quot;&quot;;0;IF([.F11]=&quot;F&quot;;2;IF([.F11]=&quot;M&quot;;3;IF([.F11]=&quot;C&quot;;0;IF([.F11]=&quot;L&quot;;5;IF([.F11]=&quot;H&quot;;4;0))))))" table:style-name="ce2">
            <text:p>0</text:p>
          </table:table-cell>
          <table:table-cell office:value-type="float" office:value="0" table:formula="of:=IF([.G11]=&quot;&quot;;0;IF([.G11]=&quot;F&quot;;2;IF([.G11]=&quot;M&quot;;3;IF([.G11]=&quot;C&quot;;0;IF([.G11]=&quot;L&quot;;5;IF([.G11]=&quot;H&quot;;4;0))))))" table:style-name="ce2">
            <text:p>0</text:p>
          </table:table-cell>
          <table:table-cell office:value-type="float" office:value="2" table:formula="of:=IF([.H11]=&quot;&quot;;0;IF([.H11]=&quot;F&quot;;2;IF([.H11]=&quot;M&quot;;3;IF([.H11]=&quot;C&quot;;0;IF([.H11]=&quot;L&quot;;5;IF([.H11]=&quot;H&quot;;4;0))))))" table:style-name="ce2">
            <text:p>2</text:p>
          </table:table-cell>
          <table:table-cell office:value-type="float" office:value="0" table:formula="of:=IF([.I11]=&quot;&quot;;0;IF([.I11]=&quot;F&quot;;2;IF([.I11]=&quot;M&quot;;3;IF([.I11]=&quot;C&quot;;0;IF([.I11]=&quot;L&quot;;5;IF([.I11]=&quot;H&quot;;4;0))))))" table:style-name="ce2">
            <text:p>0</text:p>
          </table:table-cell>
          <table:table-cell office:value-type="float" office:value="2" table:formula="of:=IF([.J11]=&quot;&quot;;0;IF([.J11]=&quot;F&quot;;2;IF([.J11]=&quot;M&quot;;3;IF([.J11]=&quot;C&quot;;0;IF([.J11]=&quot;L&quot;;5;IF([.J11]=&quot;H&quot;;4;0))))))" table:style-name="ce2">
            <text:p>2</text:p>
          </table:table-cell>
          <table:table-cell office:value-type="float" office:value="2" table:formula="of:=IF([.K11]=&quot;&quot;;0;IF([.K11]=&quot;F&quot;;2;IF([.K11]=&quot;M&quot;;3;IF([.K11]=&quot;C&quot;;0;IF([.K11]=&quot;L&quot;;5;IF([.K11]=&quot;H&quot;;4;0))))))" table:style-name="ce2">
            <text:p>2</text:p>
          </table:table-cell>
          <table:table-cell office:value-type="float" office:value="2" table:formula="of:=IF([.L11]=&quot;&quot;;0;IF([.L11]=&quot;F&quot;;2;IF([.L11]=&quot;M&quot;;3;IF([.L11]=&quot;C&quot;;0;IF([.L11]=&quot;L&quot;;5;IF([.L11]=&quot;H&quot;;4;0))))))" table:style-name="ce2">
            <text:p>2</text:p>
          </table:table-cell>
          <table:table-cell office:value-type="float" office:value="2" table:formula="of:=IF([.M11]=&quot;&quot;;0;IF([.M11]=&quot;F&quot;;2;IF([.M11]=&quot;M&quot;;3;IF([.M11]=&quot;C&quot;;0;IF([.M11]=&quot;L&quot;;5;IF([.M11]=&quot;H&quot;;4;0))))))" table:style-name="ce2">
            <text:p>2</text:p>
          </table:table-cell>
          <table:table-cell table:number-columns-repeated="1633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2" table:formula="of:=IF([.B12]=&quot;&quot;;0;IF([.B12]=&quot;F&quot;;2;IF([.B12]=&quot;M&quot;;3;IF([.B12]=&quot;C&quot;;0;IF([.B12]=&quot;L&quot;;5;IF([.B12]=&quot;H&quot;;4;0))))))" table:style-name="ce2">
            <text:p>2</text:p>
          </table:table-cell>
          <table:table-cell office:value-type="float" office:value="2" table:formula="of:=IF([.C12]=&quot;&quot;;0;IF([.C12]=&quot;F&quot;;2;IF([.C12]=&quot;M&quot;;3;IF([.C12]=&quot;C&quot;;0;IF([.C12]=&quot;L&quot;;5;IF([.C12]=&quot;H&quot;;4;0))))))" table:style-name="ce2">
            <text:p>2</text:p>
          </table:table-cell>
          <table:table-cell office:value-type="float" office:value="2" table:formula="of:=IF([.D12]=&quot;&quot;;0;IF([.D12]=&quot;F&quot;;2;IF([.D12]=&quot;M&quot;;3;IF([.D12]=&quot;C&quot;;0;IF([.D12]=&quot;L&quot;;5;IF([.D12]=&quot;H&quot;;4;0))))))" table:style-name="ce2">
            <text:p>2</text:p>
          </table:table-cell>
          <table:table-cell office:value-type="float" office:value="0" table:formula="of:=IF([.E12]=&quot;&quot;;0;IF([.E12]=&quot;F&quot;;2;IF([.E12]=&quot;M&quot;;3;IF([.E12]=&quot;C&quot;;0;IF([.E12]=&quot;L&quot;;5;IF([.E12]=&quot;H&quot;;4;0))))))" table:style-name="ce2">
            <text:p>0</text:p>
          </table:table-cell>
          <table:table-cell office:value-type="float" office:value="0" table:formula="of:=IF([.F12]=&quot;&quot;;0;IF([.F12]=&quot;F&quot;;2;IF([.F12]=&quot;M&quot;;3;IF([.F12]=&quot;C&quot;;0;IF([.F12]=&quot;L&quot;;5;IF([.F12]=&quot;H&quot;;4;0))))))" table:style-name="ce2">
            <text:p>0</text:p>
          </table:table-cell>
          <table:table-cell office:value-type="float" office:value="2" table:formula="of:=IF([.G12]=&quot;&quot;;0;IF([.G12]=&quot;F&quot;;2;IF([.G12]=&quot;M&quot;;3;IF([.G12]=&quot;C&quot;;0;IF([.G12]=&quot;L&quot;;5;IF([.G12]=&quot;H&quot;;4;0))))))" table:style-name="ce2">
            <text:p>2</text:p>
          </table:table-cell>
          <table:table-cell office:value-type="float" office:value="0" table:formula="of:=IF([.H12]=&quot;&quot;;0;IF([.H12]=&quot;F&quot;;2;IF([.H12]=&quot;M&quot;;3;IF([.H12]=&quot;C&quot;;0;IF([.H12]=&quot;L&quot;;5;IF([.H12]=&quot;H&quot;;4;0))))))" table:style-name="ce2">
            <text:p>0</text:p>
          </table:table-cell>
          <table:table-cell office:value-type="float" office:value="3" table:formula="of:=IF([.I12]=&quot;&quot;;0;IF([.I12]=&quot;F&quot;;2;IF([.I12]=&quot;M&quot;;3;IF([.I12]=&quot;C&quot;;0;IF([.I12]=&quot;L&quot;;5;IF([.I12]=&quot;H&quot;;4;0))))))" table:style-name="ce2">
            <text:p>3</text:p>
          </table:table-cell>
          <table:table-cell office:value-type="float" office:value="0" table:formula="of:=IF([.J12]=&quot;&quot;;0;IF([.J12]=&quot;F&quot;;2;IF([.J12]=&quot;M&quot;;3;IF([.J12]=&quot;C&quot;;0;IF([.J12]=&quot;L&quot;;5;IF([.J12]=&quot;H&quot;;4;0))))))" table:style-name="ce2">
            <text:p>0</text:p>
          </table:table-cell>
          <table:table-cell office:value-type="float" office:value="0" table:formula="of:=IF([.K12]=&quot;&quot;;0;IF([.K12]=&quot;F&quot;;2;IF([.K12]=&quot;M&quot;;3;IF([.K12]=&quot;C&quot;;0;IF([.K12]=&quot;L&quot;;5;IF([.K12]=&quot;H&quot;;4;0))))))" table:style-name="ce2">
            <text:p>0</text:p>
          </table:table-cell>
          <table:table-cell office:value-type="float" office:value="2" table:formula="of:=IF([.L12]=&quot;&quot;;0;IF([.L12]=&quot;F&quot;;2;IF([.L12]=&quot;M&quot;;3;IF([.L12]=&quot;C&quot;;0;IF([.L12]=&quot;L&quot;;5;IF([.L12]=&quot;H&quot;;4;0))))))" table:style-name="ce2">
            <text:p>2</text:p>
          </table:table-cell>
          <table:table-cell office:value-type="float" office:value="2" table:formula="of:=IF([.M12]=&quot;&quot;;0;IF([.M12]=&quot;F&quot;;2;IF([.M12]=&quot;M&quot;;3;IF([.M12]=&quot;C&quot;;0;IF([.M12]=&quot;L&quot;;5;IF([.M12]=&quot;H&quot;;4;0))))))" table:style-name="ce2">
            <text:p>2</text:p>
          </table:table-cell>
          <table:table-cell table:number-columns-repeated="16337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H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" table:formula="of:=IF([.B13]=&quot;&quot;;0;IF([.B13]=&quot;F&quot;;2;IF([.B13]=&quot;M&quot;;3;IF([.B13]=&quot;C&quot;;0;IF([.B13]=&quot;L&quot;;5;IF([.B13]=&quot;H&quot;;4;0))))))" table:style-name="ce2">
            <text:p>0</text:p>
          </table:table-cell>
          <table:table-cell office:value-type="float" office:value="3" table:formula="of:=IF([.C13]=&quot;&quot;;0;IF([.C13]=&quot;F&quot;;2;IF([.C13]=&quot;M&quot;;3;IF([.C13]=&quot;C&quot;;0;IF([.C13]=&quot;L&quot;;5;IF([.C13]=&quot;H&quot;;4;0))))))" table:style-name="ce2">
            <text:p>3</text:p>
          </table:table-cell>
          <table:table-cell office:value-type="float" office:value="0" table:formula="of:=IF([.D13]=&quot;&quot;;0;IF([.D13]=&quot;F&quot;;2;IF([.D13]=&quot;M&quot;;3;IF([.D13]=&quot;C&quot;;0;IF([.D13]=&quot;L&quot;;5;IF([.D13]=&quot;H&quot;;4;0))))))" table:style-name="ce2">
            <text:p>0</text:p>
          </table:table-cell>
          <table:table-cell office:value-type="float" office:value="0" table:formula="of:=IF([.E13]=&quot;&quot;;0;IF([.E13]=&quot;F&quot;;2;IF([.E13]=&quot;M&quot;;3;IF([.E13]=&quot;C&quot;;0;IF([.E13]=&quot;L&quot;;5;IF([.E13]=&quot;H&quot;;4;0))))))" table:style-name="ce2">
            <text:p>0</text:p>
          </table:table-cell>
          <table:table-cell office:value-type="float" office:value="0" table:formula="of:=IF([.F13]=&quot;&quot;;0;IF([.F13]=&quot;F&quot;;2;IF([.F13]=&quot;M&quot;;3;IF([.F13]=&quot;C&quot;;0;IF([.F13]=&quot;L&quot;;5;IF([.F13]=&quot;H&quot;;4;0))))))" table:style-name="ce2">
            <text:p>0</text:p>
          </table:table-cell>
          <table:table-cell office:value-type="float" office:value="0" table:formula="of:=IF([.G13]=&quot;&quot;;0;IF([.G13]=&quot;F&quot;;2;IF([.G13]=&quot;M&quot;;3;IF([.G13]=&quot;C&quot;;0;IF([.G13]=&quot;L&quot;;5;IF([.G13]=&quot;H&quot;;4;0))))))" table:style-name="ce2">
            <text:p>0</text:p>
          </table:table-cell>
          <table:table-cell office:value-type="float" office:value="0" table:formula="of:=IF([.H13]=&quot;&quot;;0;IF([.H13]=&quot;F&quot;;2;IF([.H13]=&quot;M&quot;;3;IF([.H13]=&quot;C&quot;;0;IF([.H13]=&quot;L&quot;;5;IF([.H13]=&quot;H&quot;;4;0))))))" table:style-name="ce2">
            <text:p>0</text:p>
          </table:table-cell>
          <table:table-cell office:value-type="float" office:value="0" table:formula="of:=IF([.I13]=&quot;&quot;;0;IF([.I13]=&quot;F&quot;;2;IF([.I13]=&quot;M&quot;;3;IF([.I13]=&quot;C&quot;;0;IF([.I13]=&quot;L&quot;;5;IF([.I13]=&quot;H&quot;;4;0))))))" table:style-name="ce2">
            <text:p>0</text:p>
          </table:table-cell>
          <table:table-cell office:value-type="float" office:value="2" table:formula="of:=IF([.J13]=&quot;&quot;;0;IF([.J13]=&quot;F&quot;;2;IF([.J13]=&quot;M&quot;;3;IF([.J13]=&quot;C&quot;;0;IF([.J13]=&quot;L&quot;;5;IF([.J13]=&quot;H&quot;;4;0))))))" table:style-name="ce2">
            <text:p>2</text:p>
          </table:table-cell>
          <table:table-cell office:value-type="float" office:value="2" table:formula="of:=IF([.K13]=&quot;&quot;;0;IF([.K13]=&quot;F&quot;;2;IF([.K13]=&quot;M&quot;;3;IF([.K13]=&quot;C&quot;;0;IF([.K13]=&quot;L&quot;;5;IF([.K13]=&quot;H&quot;;4;0))))))" table:style-name="ce2">
            <text:p>2</text:p>
          </table:table-cell>
          <table:table-cell office:value-type="float" office:value="2" table:formula="of:=IF([.L13]=&quot;&quot;;0;IF([.L13]=&quot;F&quot;;2;IF([.L13]=&quot;M&quot;;3;IF([.L13]=&quot;C&quot;;0;IF([.L13]=&quot;L&quot;;5;IF([.L13]=&quot;H&quot;;4;0))))))" table:style-name="ce2">
            <text:p>2</text:p>
          </table:table-cell>
          <table:table-cell office:value-type="float" office:value="4" table:formula="of:=IF([.M13]=&quot;&quot;;0;IF([.M13]=&quot;F&quot;;2;IF([.M13]=&quot;M&quot;;3;IF([.M13]=&quot;C&quot;;0;IF([.M13]=&quot;L&quot;;5;IF([.M13]=&quot;H&quot;;4;0))))))" table:style-name="ce2">
            <text:p>4</text:p>
          </table:table-cell>
          <table:table-cell table:number-columns-repeated="1633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5" table:style-name="ce2"/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2" table:formula="of:=IF([.B14]=&quot;&quot;;0;IF([.B14]=&quot;F&quot;;2;IF([.B14]=&quot;M&quot;;3;IF([.B14]=&quot;C&quot;;0;IF([.B14]=&quot;L&quot;;5;IF([.B14]=&quot;H&quot;;4;0))))))" table:style-name="ce2">
            <text:p>2</text:p>
          </table:table-cell>
          <table:table-cell office:value-type="float" office:value="0" table:formula="of:=IF([.C14]=&quot;&quot;;0;IF([.C14]=&quot;F&quot;;2;IF([.C14]=&quot;M&quot;;3;IF([.C14]=&quot;C&quot;;0;IF([.C14]=&quot;L&quot;;5;IF([.C14]=&quot;H&quot;;4;0))))))" table:style-name="ce2">
            <text:p>0</text:p>
          </table:table-cell>
          <table:table-cell office:value-type="float" office:value="2" table:formula="of:=IF([.D14]=&quot;&quot;;0;IF([.D14]=&quot;F&quot;;2;IF([.D14]=&quot;M&quot;;3;IF([.D14]=&quot;C&quot;;0;IF([.D14]=&quot;L&quot;;5;IF([.D14]=&quot;H&quot;;4;0))))))" table:style-name="ce2">
            <text:p>2</text:p>
          </table:table-cell>
          <table:table-cell office:value-type="float" office:value="2" table:formula="of:=IF([.E14]=&quot;&quot;;0;IF([.E14]=&quot;F&quot;;2;IF([.E14]=&quot;M&quot;;3;IF([.E14]=&quot;C&quot;;0;IF([.E14]=&quot;L&quot;;5;IF([.E14]=&quot;H&quot;;4;0))))))" table:style-name="ce2">
            <text:p>2</text:p>
          </table:table-cell>
          <table:table-cell office:value-type="float" office:value="0" table:formula="of:=IF([.F14]=&quot;&quot;;0;IF([.F14]=&quot;F&quot;;2;IF([.F14]=&quot;M&quot;;3;IF([.F14]=&quot;C&quot;;0;IF([.F14]=&quot;L&quot;;5;IF([.F14]=&quot;H&quot;;4;0))))))" table:style-name="ce2">
            <text:p>0</text:p>
          </table:table-cell>
          <table:table-cell office:value-type="float" office:value="0" table:formula="of:=IF([.G14]=&quot;&quot;;0;IF([.G14]=&quot;F&quot;;2;IF([.G14]=&quot;M&quot;;3;IF([.G14]=&quot;C&quot;;0;IF([.G14]=&quot;L&quot;;5;IF([.G14]=&quot;H&quot;;4;0))))))" table:style-name="ce2">
            <text:p>0</text:p>
          </table:table-cell>
          <table:table-cell office:value-type="float" office:value="2" table:formula="of:=IF([.H14]=&quot;&quot;;0;IF([.H14]=&quot;F&quot;;2;IF([.H14]=&quot;M&quot;;3;IF([.H14]=&quot;C&quot;;0;IF([.H14]=&quot;L&quot;;5;IF([.H14]=&quot;H&quot;;4;0))))))" table:style-name="ce2">
            <text:p>2</text:p>
          </table:table-cell>
          <table:table-cell office:value-type="float" office:value="0" table:formula="of:=IF([.I14]=&quot;&quot;;0;IF([.I14]=&quot;F&quot;;2;IF([.I14]=&quot;M&quot;;3;IF([.I14]=&quot;C&quot;;0;IF([.I14]=&quot;L&quot;;5;IF([.I14]=&quot;H&quot;;4;0))))))" table:style-name="ce2">
            <text:p>0</text:p>
          </table:table-cell>
          <table:table-cell office:value-type="float" office:value="0" table:formula="of:=IF([.J14]=&quot;&quot;;0;IF([.J14]=&quot;F&quot;;2;IF([.J14]=&quot;M&quot;;3;IF([.J14]=&quot;C&quot;;0;IF([.J14]=&quot;L&quot;;5;IF([.J14]=&quot;H&quot;;4;0))))))" table:style-name="ce2">
            <text:p>0</text:p>
          </table:table-cell>
          <table:table-cell office:value-type="float" office:value="0" table:formula="of:=IF([.K14]=&quot;&quot;;0;IF([.K14]=&quot;F&quot;;2;IF([.K14]=&quot;M&quot;;3;IF([.K14]=&quot;C&quot;;0;IF([.K14]=&quot;L&quot;;5;IF([.K14]=&quot;H&quot;;4;0))))))" table:style-name="ce2">
            <text:p>0</text:p>
          </table:table-cell>
          <table:table-cell office:value-type="float" office:value="0" table:formula="of:=IF([.L14]=&quot;&quot;;0;IF([.L14]=&quot;F&quot;;2;IF([.L14]=&quot;M&quot;;3;IF([.L14]=&quot;C&quot;;0;IF([.L14]=&quot;L&quot;;5;IF([.L14]=&quot;H&quot;;4;0))))))" table:style-name="ce2">
            <text:p>0</text:p>
          </table:table-cell>
          <table:table-cell office:value-type="float" office:value="0" table:formula="of:=IF([.M14]=&quot;&quot;;0;IF([.M14]=&quot;F&quot;;2;IF([.M14]=&quot;M&quot;;3;IF([.M14]=&quot;C&quot;;0;IF([.M14]=&quot;L&quot;;5;IF([.M14]=&quot;H&quot;;4;0))))))" table:style-name="ce2">
            <text:p>0</text:p>
          </table:table-cell>
          <table:table-cell table:number-columns-repeated="1633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F</text:p>
          </table:table-cell>
          <table:table-cell table:number-columns-repeated="9" table:style-name="ce2"/>
          <table:table-cell office:value-type="string" table:style-name="ce2">
            <text:p>F</text:p>
          </table:table-cell>
          <table:table-cell table:style-name="ce2"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2" table:formula="of:=IF([.B15]=&quot;&quot;;0;IF([.B15]=&quot;F&quot;;2;IF([.B15]=&quot;M&quot;;3;IF([.B15]=&quot;C&quot;;0;IF([.B15]=&quot;L&quot;;5;IF([.B15]=&quot;H&quot;;4;0))))))" table:style-name="ce2">
            <text:p>2</text:p>
          </table:table-cell>
          <table:table-cell office:value-type="float" office:value="0" table:formula="of:=IF([.C15]=&quot;&quot;;0;IF([.C15]=&quot;F&quot;;2;IF([.C15]=&quot;M&quot;;3;IF([.C15]=&quot;C&quot;;0;IF([.C15]=&quot;L&quot;;5;IF([.C15]=&quot;H&quot;;4;0))))))" table:style-name="ce2">
            <text:p>0</text:p>
          </table:table-cell>
          <table:table-cell office:value-type="float" office:value="0" table:formula="of:=IF([.D15]=&quot;&quot;;0;IF([.D15]=&quot;F&quot;;2;IF([.D15]=&quot;M&quot;;3;IF([.D15]=&quot;C&quot;;0;IF([.D15]=&quot;L&quot;;5;IF([.D15]=&quot;H&quot;;4;0))))))" table:style-name="ce2">
            <text:p>0</text:p>
          </table:table-cell>
          <table:table-cell office:value-type="float" office:value="0" table:formula="of:=IF([.E15]=&quot;&quot;;0;IF([.E15]=&quot;F&quot;;2;IF([.E15]=&quot;M&quot;;3;IF([.E15]=&quot;C&quot;;0;IF([.E15]=&quot;L&quot;;5;IF([.E15]=&quot;H&quot;;4;0))))))" table:style-name="ce2">
            <text:p>0</text:p>
          </table:table-cell>
          <table:table-cell office:value-type="float" office:value="0" table:formula="of:=IF([.F15]=&quot;&quot;;0;IF([.F15]=&quot;F&quot;;2;IF([.F15]=&quot;M&quot;;3;IF([.F15]=&quot;C&quot;;0;IF([.F15]=&quot;L&quot;;5;IF([.F15]=&quot;H&quot;;4;0))))))" table:style-name="ce2">
            <text:p>0</text:p>
          </table:table-cell>
          <table:table-cell office:value-type="float" office:value="0" table:formula="of:=IF([.G15]=&quot;&quot;;0;IF([.G15]=&quot;F&quot;;2;IF([.G15]=&quot;M&quot;;3;IF([.G15]=&quot;C&quot;;0;IF([.G15]=&quot;L&quot;;5;IF([.G15]=&quot;H&quot;;4;0))))))" table:style-name="ce2">
            <text:p>0</text:p>
          </table:table-cell>
          <table:table-cell office:value-type="float" office:value="0" table:formula="of:=IF([.H15]=&quot;&quot;;0;IF([.H15]=&quot;F&quot;;2;IF([.H15]=&quot;M&quot;;3;IF([.H15]=&quot;C&quot;;0;IF([.H15]=&quot;L&quot;;5;IF([.H15]=&quot;H&quot;;4;0))))))" table:style-name="ce2">
            <text:p>0</text:p>
          </table:table-cell>
          <table:table-cell office:value-type="float" office:value="0" table:formula="of:=IF([.I15]=&quot;&quot;;0;IF([.I15]=&quot;F&quot;;2;IF([.I15]=&quot;M&quot;;3;IF([.I15]=&quot;C&quot;;0;IF([.I15]=&quot;L&quot;;5;IF([.I15]=&quot;H&quot;;4;0))))))" table:style-name="ce2">
            <text:p>0</text:p>
          </table:table-cell>
          <table:table-cell office:value-type="float" office:value="0" table:formula="of:=IF([.J15]=&quot;&quot;;0;IF([.J15]=&quot;F&quot;;2;IF([.J15]=&quot;M&quot;;3;IF([.J15]=&quot;C&quot;;0;IF([.J15]=&quot;L&quot;;5;IF([.J15]=&quot;H&quot;;4;0))))))" table:style-name="ce2">
            <text:p>0</text:p>
          </table:table-cell>
          <table:table-cell office:value-type="float" office:value="0" table:formula="of:=IF([.K15]=&quot;&quot;;0;IF([.K15]=&quot;F&quot;;2;IF([.K15]=&quot;M&quot;;3;IF([.K15]=&quot;C&quot;;0;IF([.K15]=&quot;L&quot;;5;IF([.K15]=&quot;H&quot;;4;0))))))" table:style-name="ce2">
            <text:p>0</text:p>
          </table:table-cell>
          <table:table-cell office:value-type="float" office:value="2" table:formula="of:=IF([.L15]=&quot;&quot;;0;IF([.L15]=&quot;F&quot;;2;IF([.L15]=&quot;M&quot;;3;IF([.L15]=&quot;C&quot;;0;IF([.L15]=&quot;L&quot;;5;IF([.L15]=&quot;H&quot;;4;0))))))" table:style-name="ce2">
            <text:p>2</text:p>
          </table:table-cell>
          <table:table-cell office:value-type="float" office:value="0" table:formula="of:=IF([.M15]=&quot;&quot;;0;IF([.M15]=&quot;F&quot;;2;IF([.M15]=&quot;M&quot;;3;IF([.M15]=&quot;C&quot;;0;IF([.M15]=&quot;L&quot;;5;IF([.M15]=&quot;H&quot;;4;0))))))" table:style-name="ce2">
            <text:p>0</text:p>
          </table:table-cell>
          <table:table-cell table:number-columns-repeated="1633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M</text:p>
          </table:table-cell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float" office:value="2" table:formula="of:=IF([.B16]=&quot;&quot;;0;IF([.B16]=&quot;F&quot;;2;IF([.B16]=&quot;M&quot;;3;IF([.B16]=&quot;C&quot;;0;IF([.B16]=&quot;L&quot;;5;IF([.B16]=&quot;H&quot;;4;0))))))" table:style-name="ce2">
            <text:p>2</text:p>
          </table:table-cell>
          <table:table-cell office:value-type="float" office:value="0" table:formula="of:=IF([.C16]=&quot;&quot;;0;IF([.C16]=&quot;F&quot;;2;IF([.C16]=&quot;M&quot;;3;IF([.C16]=&quot;C&quot;;0;IF([.C16]=&quot;L&quot;;5;IF([.C16]=&quot;H&quot;;4;0))))))" table:style-name="ce2">
            <text:p>0</text:p>
          </table:table-cell>
          <table:table-cell office:value-type="float" office:value="2" table:formula="of:=IF([.D16]=&quot;&quot;;0;IF([.D16]=&quot;F&quot;;2;IF([.D16]=&quot;M&quot;;3;IF([.D16]=&quot;C&quot;;0;IF([.D16]=&quot;L&quot;;5;IF([.D16]=&quot;H&quot;;4;0))))))" table:style-name="ce2">
            <text:p>2</text:p>
          </table:table-cell>
          <table:table-cell office:value-type="float" office:value="0" table:formula="of:=IF([.E16]=&quot;&quot;;0;IF([.E16]=&quot;F&quot;;2;IF([.E16]=&quot;M&quot;;3;IF([.E16]=&quot;C&quot;;0;IF([.E16]=&quot;L&quot;;5;IF([.E16]=&quot;H&quot;;4;0))))))" table:style-name="ce2">
            <text:p>0</text:p>
          </table:table-cell>
          <table:table-cell office:value-type="float" office:value="2" table:formula="of:=IF([.F16]=&quot;&quot;;0;IF([.F16]=&quot;F&quot;;2;IF([.F16]=&quot;M&quot;;3;IF([.F16]=&quot;C&quot;;0;IF([.F16]=&quot;L&quot;;5;IF([.F16]=&quot;H&quot;;4;0))))))" table:style-name="ce2">
            <text:p>2</text:p>
          </table:table-cell>
          <table:table-cell office:value-type="float" office:value="0" table:formula="of:=IF([.G16]=&quot;&quot;;0;IF([.G16]=&quot;F&quot;;2;IF([.G16]=&quot;M&quot;;3;IF([.G16]=&quot;C&quot;;0;IF([.G16]=&quot;L&quot;;5;IF([.G16]=&quot;H&quot;;4;0))))))" table:style-name="ce2">
            <text:p>0</text:p>
          </table:table-cell>
          <table:table-cell office:value-type="float" office:value="2" table:formula="of:=IF([.H16]=&quot;&quot;;0;IF([.H16]=&quot;F&quot;;2;IF([.H16]=&quot;M&quot;;3;IF([.H16]=&quot;C&quot;;0;IF([.H16]=&quot;L&quot;;5;IF([.H16]=&quot;H&quot;;4;0))))))" table:style-name="ce2">
            <text:p>2</text:p>
          </table:table-cell>
          <table:table-cell office:value-type="float" office:value="2" table:formula="of:=IF([.I16]=&quot;&quot;;0;IF([.I16]=&quot;F&quot;;2;IF([.I16]=&quot;M&quot;;3;IF([.I16]=&quot;C&quot;;0;IF([.I16]=&quot;L&quot;;5;IF([.I16]=&quot;H&quot;;4;0))))))" table:style-name="ce2">
            <text:p>2</text:p>
          </table:table-cell>
          <table:table-cell office:value-type="float" office:value="3" table:formula="of:=IF([.J16]=&quot;&quot;;0;IF([.J16]=&quot;F&quot;;2;IF([.J16]=&quot;M&quot;;3;IF([.J16]=&quot;C&quot;;0;IF([.J16]=&quot;L&quot;;5;IF([.J16]=&quot;H&quot;;4;0))))))" table:style-name="ce2">
            <text:p>3</text:p>
          </table:table-cell>
          <table:table-cell office:value-type="float" office:value="2" table:formula="of:=IF([.K16]=&quot;&quot;;0;IF([.K16]=&quot;F&quot;;2;IF([.K16]=&quot;M&quot;;3;IF([.K16]=&quot;C&quot;;0;IF([.K16]=&quot;L&quot;;5;IF([.K16]=&quot;H&quot;;4;0))))))" table:style-name="ce2">
            <text:p>2</text:p>
          </table:table-cell>
          <table:table-cell office:value-type="float" office:value="0" table:formula="of:=IF([.L16]=&quot;&quot;;0;IF([.L16]=&quot;F&quot;;2;IF([.L16]=&quot;M&quot;;3;IF([.L16]=&quot;C&quot;;0;IF([.L16]=&quot;L&quot;;5;IF([.L16]=&quot;H&quot;;4;0))))))" table:style-name="ce2">
            <text:p>0</text:p>
          </table:table-cell>
          <table:table-cell office:value-type="float" office:value="2" table:formula="of:=IF([.M16]=&quot;&quot;;0;IF([.M16]=&quot;F&quot;;2;IF([.M16]=&quot;M&quot;;3;IF([.M16]=&quot;C&quot;;0;IF([.M16]=&quot;L&quot;;5;IF([.M16]=&quot;H&quot;;4;0))))))" table:style-name="ce2">
            <text:p>2</text:p>
          </table:table-cell>
          <table:table-cell table:number-columns-repeated="16337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2" table:style-name="ce2"/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0" table:formula="of:=IF([.B17]=&quot;&quot;;0;IF([.B17]=&quot;F&quot;;2;IF([.B17]=&quot;M&quot;;3;IF([.B17]=&quot;C&quot;;0;IF([.B17]=&quot;L&quot;;5;IF([.B17]=&quot;H&quot;;4;0))))))" table:style-name="ce2">
            <text:p>0</text:p>
          </table:table-cell>
          <table:table-cell office:value-type="float" office:value="0" table:formula="of:=IF([.C17]=&quot;&quot;;0;IF([.C17]=&quot;F&quot;;2;IF([.C17]=&quot;M&quot;;3;IF([.C17]=&quot;C&quot;;0;IF([.C17]=&quot;L&quot;;5;IF([.C17]=&quot;H&quot;;4;0))))))" table:style-name="ce2">
            <text:p>0</text:p>
          </table:table-cell>
          <table:table-cell office:value-type="float" office:value="0" table:formula="of:=IF([.D17]=&quot;&quot;;0;IF([.D17]=&quot;F&quot;;2;IF([.D17]=&quot;M&quot;;3;IF([.D17]=&quot;C&quot;;0;IF([.D17]=&quot;L&quot;;5;IF([.D17]=&quot;H&quot;;4;0))))))" table:style-name="ce2">
            <text:p>0</text:p>
          </table:table-cell>
          <table:table-cell office:value-type="float" office:value="0" table:formula="of:=IF([.E17]=&quot;&quot;;0;IF([.E17]=&quot;F&quot;;2;IF([.E17]=&quot;M&quot;;3;IF([.E17]=&quot;C&quot;;0;IF([.E17]=&quot;L&quot;;5;IF([.E17]=&quot;H&quot;;4;0))))))" table:style-name="ce2">
            <text:p>0</text:p>
          </table:table-cell>
          <table:table-cell office:value-type="float" office:value="0" table:formula="of:=IF([.F17]=&quot;&quot;;0;IF([.F17]=&quot;F&quot;;2;IF([.F17]=&quot;M&quot;;3;IF([.F17]=&quot;C&quot;;0;IF([.F17]=&quot;L&quot;;5;IF([.F17]=&quot;H&quot;;4;0))))))" table:style-name="ce2">
            <text:p>0</text:p>
          </table:table-cell>
          <table:table-cell office:value-type="float" office:value="0" table:formula="of:=IF([.G17]=&quot;&quot;;0;IF([.G17]=&quot;F&quot;;2;IF([.G17]=&quot;M&quot;;3;IF([.G17]=&quot;C&quot;;0;IF([.G17]=&quot;L&quot;;5;IF([.G17]=&quot;H&quot;;4;0))))))" table:style-name="ce2">
            <text:p>0</text:p>
          </table:table-cell>
          <table:table-cell office:value-type="float" office:value="0" table:formula="of:=IF([.H17]=&quot;&quot;;0;IF([.H17]=&quot;F&quot;;2;IF([.H17]=&quot;M&quot;;3;IF([.H17]=&quot;C&quot;;0;IF([.H17]=&quot;L&quot;;5;IF([.H17]=&quot;H&quot;;4;0))))))" table:style-name="ce2">
            <text:p>0</text:p>
          </table:table-cell>
          <table:table-cell office:value-type="float" office:value="0" table:formula="of:=IF([.I17]=&quot;&quot;;0;IF([.I17]=&quot;F&quot;;2;IF([.I17]=&quot;M&quot;;3;IF([.I17]=&quot;C&quot;;0;IF([.I17]=&quot;L&quot;;5;IF([.I17]=&quot;H&quot;;4;0))))))" table:style-name="ce2">
            <text:p>0</text:p>
          </table:table-cell>
          <table:table-cell office:value-type="float" office:value="0" table:formula="of:=IF([.J17]=&quot;&quot;;0;IF([.J17]=&quot;F&quot;;2;IF([.J17]=&quot;M&quot;;3;IF([.J17]=&quot;C&quot;;0;IF([.J17]=&quot;L&quot;;5;IF([.J17]=&quot;H&quot;;4;0))))))" table:style-name="ce2">
            <text:p>0</text:p>
          </table:table-cell>
          <table:table-cell office:value-type="float" office:value="0" table:formula="of:=IF([.K17]=&quot;&quot;;0;IF([.K17]=&quot;F&quot;;2;IF([.K17]=&quot;M&quot;;3;IF([.K17]=&quot;C&quot;;0;IF([.K17]=&quot;L&quot;;5;IF([.K17]=&quot;H&quot;;4;0))))))" table:style-name="ce2">
            <text:p>0</text:p>
          </table:table-cell>
          <table:table-cell office:value-type="float" office:value="0" table:formula="of:=IF([.L17]=&quot;&quot;;0;IF([.L17]=&quot;F&quot;;2;IF([.L17]=&quot;M&quot;;3;IF([.L17]=&quot;C&quot;;0;IF([.L17]=&quot;L&quot;;5;IF([.L17]=&quot;H&quot;;4;0))))))" table:style-name="ce2">
            <text:p>0</text:p>
          </table:table-cell>
          <table:table-cell office:value-type="float" office:value="0" table:formula="of:=IF([.M17]=&quot;&quot;;0;IF([.M17]=&quot;F&quot;;2;IF([.M17]=&quot;M&quot;;3;IF([.M17]=&quot;C&quot;;0;IF([.M17]=&quot;L&quot;;5;IF([.M17]=&quot;H&quot;;4;0))))))" table:style-name="ce2">
            <text:p>0</text:p>
          </table:table-cell>
          <table:table-cell table:number-columns-repeated="16337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table:style-name="ce2"/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0" table:formula="of:=IF([.B18]=&quot;&quot;;0;IF([.B18]=&quot;F&quot;;2;IF([.B18]=&quot;M&quot;;3;IF([.B18]=&quot;C&quot;;0;IF([.B18]=&quot;L&quot;;5;IF([.B18]=&quot;H&quot;;4;0))))))" table:style-name="ce2">
            <text:p>0</text:p>
          </table:table-cell>
          <table:table-cell office:value-type="float" office:value="2" table:formula="of:=IF([.C18]=&quot;&quot;;0;IF([.C18]=&quot;F&quot;;2;IF([.C18]=&quot;M&quot;;3;IF([.C18]=&quot;C&quot;;0;IF([.C18]=&quot;L&quot;;5;IF([.C18]=&quot;H&quot;;4;0))))))" table:style-name="ce2">
            <text:p>2</text:p>
          </table:table-cell>
          <table:table-cell office:value-type="float" office:value="0" table:formula="of:=IF([.D18]=&quot;&quot;;0;IF([.D18]=&quot;F&quot;;2;IF([.D18]=&quot;M&quot;;3;IF([.D18]=&quot;C&quot;;0;IF([.D18]=&quot;L&quot;;5;IF([.D18]=&quot;H&quot;;4;0))))))" table:style-name="ce2">
            <text:p>0</text:p>
          </table:table-cell>
          <table:table-cell office:value-type="float" office:value="2" table:formula="of:=IF([.E18]=&quot;&quot;;0;IF([.E18]=&quot;F&quot;;2;IF([.E18]=&quot;M&quot;;3;IF([.E18]=&quot;C&quot;;0;IF([.E18]=&quot;L&quot;;5;IF([.E18]=&quot;H&quot;;4;0))))))" table:style-name="ce2">
            <text:p>2</text:p>
          </table:table-cell>
          <table:table-cell office:value-type="float" office:value="2" table:formula="of:=IF([.F18]=&quot;&quot;;0;IF([.F18]=&quot;F&quot;;2;IF([.F18]=&quot;M&quot;;3;IF([.F18]=&quot;C&quot;;0;IF([.F18]=&quot;L&quot;;5;IF([.F18]=&quot;H&quot;;4;0))))))" table:style-name="ce2">
            <text:p>2</text:p>
          </table:table-cell>
          <table:table-cell office:value-type="float" office:value="0" table:formula="of:=IF([.G18]=&quot;&quot;;0;IF([.G18]=&quot;F&quot;;2;IF([.G18]=&quot;M&quot;;3;IF([.G18]=&quot;C&quot;;0;IF([.G18]=&quot;L&quot;;5;IF([.G18]=&quot;H&quot;;4;0))))))" table:style-name="ce2">
            <text:p>0</text:p>
          </table:table-cell>
          <table:table-cell office:value-type="float" office:value="2" table:formula="of:=IF([.H18]=&quot;&quot;;0;IF([.H18]=&quot;F&quot;;2;IF([.H18]=&quot;M&quot;;3;IF([.H18]=&quot;C&quot;;0;IF([.H18]=&quot;L&quot;;5;IF([.H18]=&quot;H&quot;;4;0))))))" table:style-name="ce2">
            <text:p>2</text:p>
          </table:table-cell>
          <table:table-cell office:value-type="float" office:value="0" table:formula="of:=IF([.I18]=&quot;&quot;;0;IF([.I18]=&quot;F&quot;;2;IF([.I18]=&quot;M&quot;;3;IF([.I18]=&quot;C&quot;;0;IF([.I18]=&quot;L&quot;;5;IF([.I18]=&quot;H&quot;;4;0))))))" table:style-name="ce2">
            <text:p>0</text:p>
          </table:table-cell>
          <table:table-cell office:value-type="float" office:value="2" table:formula="of:=IF([.J18]=&quot;&quot;;0;IF([.J18]=&quot;F&quot;;2;IF([.J18]=&quot;M&quot;;3;IF([.J18]=&quot;C&quot;;0;IF([.J18]=&quot;L&quot;;5;IF([.J18]=&quot;H&quot;;4;0))))))" table:style-name="ce2">
            <text:p>2</text:p>
          </table:table-cell>
          <table:table-cell office:value-type="float" office:value="0" table:formula="of:=IF([.K18]=&quot;&quot;;0;IF([.K18]=&quot;F&quot;;2;IF([.K18]=&quot;M&quot;;3;IF([.K18]=&quot;C&quot;;0;IF([.K18]=&quot;L&quot;;5;IF([.K18]=&quot;H&quot;;4;0))))))" table:style-name="ce2">
            <text:p>0</text:p>
          </table:table-cell>
          <table:table-cell office:value-type="float" office:value="2" table:formula="of:=IF([.L18]=&quot;&quot;;0;IF([.L18]=&quot;F&quot;;2;IF([.L18]=&quot;M&quot;;3;IF([.L18]=&quot;C&quot;;0;IF([.L18]=&quot;L&quot;;5;IF([.L18]=&quot;H&quot;;4;0))))))" table:style-name="ce2">
            <text:p>2</text:p>
          </table:table-cell>
          <table:table-cell office:value-type="float" office:value="0" table:formula="of:=IF([.M18]=&quot;&quot;;0;IF([.M18]=&quot;F&quot;;2;IF([.M18]=&quot;M&quot;;3;IF([.M18]=&quot;C&quot;;0;IF([.M18]=&quot;L&quot;;5;IF([.M18]=&quot;H&quot;;4;0))))))" table:style-name="ce2">
            <text:p>0</text:p>
          </table:table-cell>
          <table:table-cell table:number-columns-repeated="16337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adyshev Anton (ITi)</meta:initial-creator>
    <dc:creator>Gladyshev Anton (ITi)</dc:creator>
    <meta:creation-date>2019-01-26T04:55:29Z</meta:creation-date>
    <dc:date>2019-01-27T06:26:26Z</dc:date>
  </office:meta>
</office:document-meta>
</file>